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24-12-1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24-03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22-12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21-12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20-12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9-12-1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8-12-10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7-12-1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6-12-0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8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0701</text:p>
          </table:table-cell>
          <table:table-cell office:value-type="string" calcext:value-type="string">
            <text:p>Boise Quad</text:p>
          </table:table-cell>
          <table:table-cell office:value-type="string" calcext:value-type="string">
            <text:p>197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